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6pt" fo:font-style="normal" style:text-underline-style="none" fo:font-weight="normal" officeooo:paragraph-rsid="00058e15" style:text-blinking="false" fo:background-color="transparent"/>
    </style:style>
    <style:style style:name="P2"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58e15" style:text-blinking="false"/>
    </style:style>
    <style:style style:name="P3"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738be" style:text-blinking="false"/>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bfcb" style:text-blinking="false"/>
    </style:style>
    <style:style style:name="P6"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a468f" style:text-blinking="false"/>
    </style:style>
    <style:style style:name="P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738be" style:text-blinking="false" fo:background-color="transparent"/>
    </style:style>
    <style:style style:name="P10"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84853" officeooo:paragraph-rsid="00084853" style:text-blinking="false" fo:background-color="transparent"/>
    </style:style>
    <style:style style:name="P11"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06539" style:text-blinking="false" fo:background-color="#ffff00"/>
    </style:style>
    <style:style style:name="P12"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738be" style:text-blinking="false" fo:background-color="#ffff00"/>
    </style:style>
    <style:style style:name="P13"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bfcb" style:text-blinking="false" fo:background-color="#ffff00"/>
    </style:style>
    <style:style style:name="P14"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bfcb" officeooo:paragraph-rsid="002a468f" style:text-blinking="false" fo:background-color="#ffff00"/>
    </style:style>
    <style:style style:name="P15"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06539" officeooo:paragraph-rsid="002738be" style:text-blinking="false"/>
    </style:style>
    <style:style style:name="P16"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bfcb" officeooo:paragraph-rsid="0028bfcb" style:text-blinking="false"/>
    </style:style>
    <style:style style:name="P17"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2738be" style:text-blinking="false"/>
    </style:style>
    <style:style style:name="P18"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2a468f" style:text-blinking="false"/>
    </style:style>
    <style:style style:name="P19"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bold" officeooo:rsid="00084853" officeooo:paragraph-rsid="002738be" style:text-blinking="false" fo:background-color="transparent" style:font-weight-asian="bold" style:font-weight-complex="bold"/>
    </style:style>
    <style:style style:name="P20"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fa0b2" style:text-blinking="false" fo:background-color="transparent" style:font-size-asian="11pt" style:font-size-complex="11pt"/>
    </style:style>
    <style:style style:name="P21"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206539" style:text-blinking="false" fo:background-color="transparent" style:font-size-asian="11pt" style:font-size-complex="11pt"/>
    </style:style>
    <style:style style:name="P22"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fa0b2" style:text-blinking="false" fo:background-color="transparent" style:font-size-asian="11pt" style:font-weight-asian="bold" style:font-size-complex="11pt" style:font-weight-complex="bold"/>
    </style:style>
    <style:style style:name="P23"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21ca55" style:text-blinking="false" fo:background-color="transparent" style:font-size-asian="11pt" style:font-weight-asian="bold" style:font-size-complex="11pt" style:font-weight-complex="bold"/>
    </style:style>
    <style:style style:name="P24"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dceba" officeooo:paragraph-rsid="001fa0b2" style:text-blinking="false" fo:background-color="transparent" style:font-size-asian="11pt" style:font-weight-asian="bold" style:font-size-complex="11pt" style:font-weight-complex="bold"/>
    </style:style>
    <style:style style:name="P25"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dceba" officeooo:paragraph-rsid="001fa0b2" style:text-blinking="false" style:font-size-asian="11pt" style:font-weight-asian="bold" style:font-size-complex="11pt" style:font-weight-complex="bold"/>
    </style:style>
    <style:style style:name="P26"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rsid="001fa0b2" officeooo:paragraph-rsid="001fa0b2" style:text-blinking="false" style:font-size-asian="11pt" style:font-weight-asian="bold" style:font-size-complex="11pt" style:font-weight-complex="bold"/>
    </style:style>
    <style:style style:name="P27"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bold" officeooo:paragraph-rsid="001fa0b2" style:text-blinking="false" style:font-size-asian="11pt" style:font-size-complex="11pt"/>
    </style:style>
    <style:style style:name="P28"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1dceba" style:text-blinking="false" fo:background-color="transparent" style:font-size-asian="11pt" style:font-size-complex="11pt"/>
    </style:style>
    <style:style style:name="P29"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16f383" style:text-blinking="false" fo:background-color="transparent" style:font-size-asian="11pt" style:font-size-complex="11pt"/>
    </style:style>
    <style:style style:name="P30"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1dceba" style:text-blinking="false" style:font-size-asian="11pt" style:font-size-complex="11pt"/>
    </style:style>
    <style:style style:name="P31"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1fa0b2" style:text-blinking="false" style:font-size-asian="11pt" style:font-size-complex="11pt"/>
    </style:style>
    <style:style style:name="P32"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058e15" style:text-blinking="false" style:font-size-asian="11pt" style:font-size-complex="11pt"/>
    </style:style>
    <style:style style:name="P33"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13c51a" style:text-blinking="false" style:font-size-asian="11pt" style:font-size-complex="11pt"/>
    </style:style>
    <style:style style:name="P34" style:family="paragraph" style:parent-style-name="Text_20_body">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058e15" style:text-blinking="false" style:font-size-asian="11pt" style:font-size-complex="11pt"/>
    </style:style>
    <style:style style:name="P35"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style>
    <style:style style:name="P36"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officeooo:paragraph-rsid="00206539"/>
    </style:style>
    <style:style style:name="P37"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officeooo:paragraph-rsid="0021ca55"/>
    </style:style>
    <style:style style:name="P38"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officeooo:paragraph-rsid="002738be"/>
    </style:style>
    <style:style style:name="P39" style:family="paragraph" style:parent-style-name="Text_20_body" style:list-style-name="L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officeooo:paragraph-rsid="0028bfcb"/>
    </style:style>
    <style:style style:name="P40" style:family="paragraph" style:parent-style-name="Text_20_body" style:list-style-name="L1">
      <style:paragraph-properties fo:margin-left="0cm" fo:margin-right="0cm" fo:margin-top="0cm" fo:margin-bottom="0cm" style:contextual-spacing="false" fo:line-height="138%" fo:text-align="justify" style:justify-single-word="false" fo:text-indent="0cm" style:auto-text-indent="false" fo:padding="0cm" fo:border="none" style:writing-mode="lr-tb"/>
      <style:text-properties style:font-name="Liberation Serif" fo:font-size="11pt" officeooo:paragraph-rsid="001dceba" style:font-size-asian="11pt" style:font-size-complex="11pt"/>
    </style:style>
    <style:style style:name="P41"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Liberation Serif" fo:font-size="11pt" officeooo:paragraph-rsid="001fa0b2" style:font-size-asian="11pt" style:font-size-complex="11pt"/>
    </style:style>
    <style:style style:name="T1" style:family="text">
      <style:text-properties fo:background-color="transparent" loext:char-shading-value="0"/>
    </style:style>
    <style:style style:name="T2" style:family="text">
      <style:text-properties officeooo:rsid="0013c51a" fo:background-color="transparent" loext:char-shading-value="0"/>
    </style:style>
    <style:style style:name="T3" style:family="text">
      <style:text-properties officeooo:rsid="0013c51a" fo:background-color="transparent" loext:char-shading-value="0"/>
    </style:style>
    <style:style style:name="T4" style:family="text">
      <style:text-properties fo:background-color="transparent" loext:char-shading-value="0"/>
    </style:style>
    <style:style style:name="T5" style:family="text">
      <style:text-properties officeooo:rsid="001dceba" fo:background-color="transparent" loext:char-shading-value="0" style:font-weight-asian="bold" style:font-weight-complex="bold"/>
    </style:style>
    <style:style style:name="T6" style:family="text">
      <style:text-properties officeooo:rsid="0016f383" fo:background-color="transparent" loext:char-shading-value="0"/>
    </style:style>
    <style:style style:name="T7" style:family="text">
      <style:text-properties officeooo:rsid="001fa0b2" fo:background-color="transparent" loext:char-shading-value="0"/>
    </style:style>
    <style:style style:name="T8" style:family="text">
      <style:text-properties officeooo:rsid="00058e15" fo:background-color="transparent" loext:char-shading-value="0" style:font-size-asian="11pt" style:font-weight-asian="bold" style:font-size-complex="11pt" style:font-weight-complex="bold"/>
    </style:style>
    <style:style style:name="T9" style:family="text">
      <style:text-properties fo:background-color="transparent" loext:char-shading-value="0" style:font-size-asian="11pt" style:font-weight-asian="bold" style:font-size-complex="11pt" style:font-weight-complex="bold"/>
    </style:style>
    <style:style style:name="T10" style:family="text">
      <style:text-properties officeooo:rsid="002738be" fo:background-color="transparent" loext:char-shading-value="0" style:font-size-asian="11pt" style:font-weight-asian="bold" style:font-size-complex="11pt" style:font-weight-complex="bold"/>
    </style:style>
    <style:style style:name="T11" style:family="text">
      <style:text-properties officeooo:rsid="00206539" fo:background-color="transparent" loext:char-shading-value="0" style:font-size-asian="11pt" style:font-weight-asian="bold" style:font-size-complex="11pt" style:font-weight-complex="bold"/>
    </style:style>
    <style:style style:name="T12" style:family="text">
      <style:text-properties officeooo:rsid="00256770" fo:background-color="transparent" loext:char-shading-value="0"/>
    </style:style>
    <style:style style:name="T13" style:family="text">
      <style:text-properties fo:font-weight="bold"/>
    </style:style>
    <style:style style:name="T14" style:family="text">
      <style:text-properties fo:font-weight="bold" fo:background-color="transparent" loext:char-shading-value="0"/>
    </style:style>
    <style:style style:name="T15" style:family="text">
      <style:text-properties fo:font-weight="bold" fo:background-color="transparent" loext:char-shading-value="0" style:font-weight-asian="bold" style:font-weight-complex="bold"/>
    </style:style>
    <style:style style:name="T16" style:family="text">
      <style:text-properties fo:font-weight="bold" officeooo:rsid="0013c51a" fo:background-color="transparent" loext:char-shading-value="0" style:font-weight-asian="bold" style:font-weight-complex="bold"/>
    </style:style>
    <style:style style:name="T17" style:family="text">
      <style:text-properties fo:font-weight="bold" officeooo:rsid="001fa0b2" fo:background-color="transparent" loext:char-shading-value="0" style:font-weight-asian="bold" style:font-weight-complex="bold"/>
    </style:style>
    <style:style style:name="T18" style:family="text">
      <style:text-properties fo:font-weight="bold" officeooo:rsid="0016f383" fo:background-color="transparent" loext:char-shading-value="0" style:font-weight-asian="bold" style:font-weight-complex="bold"/>
    </style:style>
    <style:style style:name="T19" style:family="text">
      <style:text-properties fo:font-weight="bold" fo:background-color="transparent" loext:char-shading-value="0"/>
    </style:style>
    <style:style style:name="T20" style:family="text">
      <style:text-properties fo:font-weight="bold" officeooo:rsid="00256770" fo:background-color="transparent" loext:char-shading-value="0"/>
    </style:style>
    <style:style style:name="T21" style:family="text">
      <style:text-properties fo:font-weight="bold" officeooo:rsid="00256770" fo:background-color="transparent" loext:char-shading-value="0" style:font-size-asian="11pt" style:font-weight-asian="bold" style:font-size-complex="11pt" style:font-weight-complex="bold"/>
    </style:style>
    <style:style style:name="T22" style:family="text">
      <style:text-properties fo:font-weight="bold" fo:background-color="transparent" loext:char-shading-value="0" style:font-size-asian="11pt" style:font-weight-asian="bold" style:font-size-complex="11pt" style:font-weight-complex="bold"/>
    </style:style>
    <style:style style:name="T23" style:family="text">
      <style:text-properties fo:font-weight="bold" style:font-weight-asian="bold" style:font-weight-complex="bold"/>
    </style:style>
    <style:style style:name="T24" style:family="text">
      <style:text-properties fo:font-weight="bold" officeooo:rsid="0013c51a"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weight="bold" fo:background-color="#ffff00" loext:char-shading-value="0"/>
    </style:style>
    <style:style style:name="T27" style:family="text">
      <style:text-properties fo:font-weight="bold" officeooo:rsid="00058e15" fo:background-color="#ffff00" loext:char-shading-value="0"/>
    </style:style>
    <style:style style:name="T28" style:family="text">
      <style:text-properties fo:font-weight="bold" officeooo:rsid="00206539" fo:background-color="#ffff00" loext:char-shading-value="0"/>
    </style:style>
    <style:style style:name="T29" style:family="text">
      <style:text-properties fo:font-weight="bold" officeooo:rsid="00256770" fo:background-color="#ffff00" loext:char-shading-value="0"/>
    </style:style>
    <style:style style:name="T30" style:family="text">
      <style:text-properties fo:font-weight="bold" officeooo:rsid="00084853" fo:background-color="#ffff00" loext:char-shading-value="0"/>
    </style:style>
    <style:style style:name="T31" style:family="text">
      <style:text-properties fo:font-weight="bold" officeooo:rsid="00084853" fo:background-color="#ffff00" loext:char-shading-value="0"/>
    </style:style>
    <style:style style:name="T32" style:family="text">
      <style:text-properties fo:font-weight="bold" officeooo:rsid="00256770" fo:background-color="#ffff00" loext:char-shading-value="0" style:font-size-asian="11pt" style:font-weight-asian="bold" style:font-size-complex="11pt" style:font-weight-complex="bold"/>
    </style:style>
    <style:style style:name="T33" style:family="text">
      <style:text-properties fo:font-weight="bold" fo:background-color="#ffff00" loext:char-shading-value="0" style:font-size-asian="11pt" style:font-weight-asian="bold" style:font-size-complex="11pt" style:font-weight-complex="bold"/>
    </style:style>
    <style:style style:name="T34" style:family="text">
      <style:text-properties fo:font-weight="bold" officeooo:rsid="0000a630"/>
    </style:style>
    <style:style style:name="T35" style:family="text">
      <style:text-properties fo:font-weight="bold" officeooo:rsid="00067cd3"/>
    </style:style>
    <style:style style:name="T36" style:family="text">
      <style:text-properties fo:font-weight="bold" officeooo:rsid="00058e15"/>
    </style:style>
    <style:style style:name="T37" style:family="text">
      <style:text-properties fo:font-weight="bold" officeooo:rsid="00099e04"/>
    </style:style>
    <style:style style:name="T38" style:family="text">
      <style:text-properties fo:font-weight="bold" officeooo:rsid="00118f1e"/>
    </style:style>
    <style:style style:name="T39" style:family="text">
      <style:text-properties fo:font-weight="bold" officeooo:rsid="000ab3ea"/>
    </style:style>
    <style:style style:name="T40" style:family="text">
      <style:text-properties fo:font-weight="bold" officeooo:rsid="0016f383"/>
    </style:style>
    <style:style style:name="T41" style:family="text">
      <style:text-properties fo:font-weight="bold" officeooo:rsid="001dceba"/>
    </style:style>
    <style:style style:name="T42" style:family="text">
      <style:text-properties fo:font-weight="bold" officeooo:rsid="00206539"/>
    </style:style>
    <style:style style:name="T43" style:family="text">
      <style:text-properties fo:font-weight="bold" fo:background-color="#ff0000" loext:char-shading-value="0" style:font-size-asian="11pt" style:font-weight-asian="bold" style:font-size-complex="11pt" style:font-weight-complex="bold"/>
    </style:style>
    <style:style style:name="T44" style:family="text">
      <style:text-properties fo:font-weight="normal"/>
    </style:style>
    <style:style style:name="T45" style:family="text">
      <style:text-properties fo:font-weight="normal" fo:background-color="transparent" loext:char-shading-value="0"/>
    </style:style>
    <style:style style:name="T46" style:family="text">
      <style:text-properties fo:font-weight="normal" fo:background-color="transparent" loext:char-shading-value="0" style:font-weight-asian="normal" style:font-weight-complex="normal"/>
    </style:style>
    <style:style style:name="T47" style:family="text">
      <style:text-properties fo:font-weight="normal" fo:background-color="transparent" loext:char-shading-value="0"/>
    </style:style>
    <style:style style:name="T48" style:family="text">
      <style:text-properties fo:font-weight="normal" officeooo:rsid="001dceba" fo:background-color="transparent" loext:char-shading-value="0" style:font-weight-asian="bold" style:font-weight-complex="bold"/>
    </style:style>
    <style:style style:name="T49" style:family="text">
      <style:text-properties fo:font-weight="normal" officeooo:rsid="0013c51a" style:font-weight-asian="normal" style:font-weight-complex="normal"/>
    </style:style>
    <style:style style:name="T50" style:family="text">
      <style:text-properties fo:font-weight="normal" style:font-weight-asian="bold" style:font-weight-complex="bold"/>
    </style:style>
    <style:style style:name="T51" style:family="text">
      <style:text-properties style:font-name="Arial" fo:font-weight="bold" fo:background-color="transparent" loext:char-shading-value="0"/>
    </style:style>
    <style:style style:name="T52" style:family="text">
      <style:text-properties style:font-name="Arial" fo:font-weight="bold" fo:background-color="#ffff00" loext:char-shading-value="0"/>
    </style:style>
    <style:style style:name="T53" style:family="text">
      <style:text-properties style:font-name="Arial" fo:background-color="transparent" loext:char-shading-value="0"/>
    </style:style>
    <style:style style:name="T54" style:family="text">
      <style:text-properties style:font-name="Arial" fo:font-weight="normal" officeooo:rsid="00058e15" fo:background-color="#ffff00" loext:char-shading-value="0"/>
    </style:style>
    <style:style style:name="T55" style:family="text">
      <style:text-properties style:font-name="Arial" fo:font-weight="normal" officeooo:rsid="00058e15" style:font-weight-asian="bold" style:font-weight-complex="bold"/>
    </style:style>
    <style:style style:name="T56" style:family="text">
      <style:text-properties style:font-name="Arial" fo:font-weight="normal" officeooo:rsid="0013c51a" style:font-weight-asian="bold" style:font-weight-complex="bold"/>
    </style:style>
    <style:style style:name="T57" style:family="text">
      <style:text-properties style:font-name="Arial" fo:font-weight="normal" officeooo:rsid="00206539" style:font-weight-asian="bold" style:font-weight-complex="bold"/>
    </style:style>
    <style:style style:name="T58" style:family="text">
      <style:text-properties style:font-name="Arial" fo:font-weight="normal" officeooo:rsid="00058e15"/>
    </style:style>
    <style:style style:name="T59" style:family="text">
      <style:text-properties style:font-name="Arial" fo:font-weight="normal" officeooo:rsid="00058e15" fo:background-color="transparent" loext:char-shading-value="0" style:font-weight-asian="bold" style:font-weight-complex="bold"/>
    </style:style>
    <style:style style:name="T60" style:family="text">
      <style:text-properties style:font-name="Arial" fo:font-weight="normal" officeooo:rsid="00206539"/>
    </style:style>
    <style:style style:name="T61" style:family="text">
      <style:text-properties style:font-name="Arial" fo:font-weight="normal" officeooo:rsid="0021ca55"/>
    </style:style>
    <style:style style:name="T62" style:family="text">
      <style:text-properties style:font-name="Arial" officeooo:rsid="00058e15" fo:background-color="#ffff00" loext:char-shading-value="0"/>
    </style:style>
    <style:style style:name="T63" style:family="text">
      <style:text-properties style:font-name="Courier New"/>
    </style:style>
    <style:style style:name="T64" style:family="text">
      <style:text-properties style:font-name="Courier New" fo:background-color="transparent" loext:char-shading-value="0"/>
    </style:style>
    <style:style style:name="T65" style:family="text">
      <style:text-properties style:font-name="Courier New" officeooo:rsid="00084853" fo:background-color="transparent" loext:char-shading-value="0"/>
    </style:style>
    <style:style style:name="T66" style:family="text">
      <style:text-properties style:font-name="Courier New" fo:background-color="transparent" loext:char-shading-value="0" style:font-size-asian="11pt" style:font-weight-asian="bold" style:font-size-complex="11pt" style:font-weight-complex="bold"/>
    </style:style>
    <style:style style:name="T67" style:family="text">
      <style:text-properties style:font-name="Courier New" officeooo:rsid="002738be" fo:background-color="transparent" loext:char-shading-value="0" style:font-size-asian="11pt" style:font-weight-asian="bold" style:font-size-complex="11pt" style:font-weight-complex="bold"/>
    </style:style>
    <style:style style:name="T68" style:family="text">
      <style:text-properties style:font-name="Courier New" officeooo:rsid="00206539" fo:background-color="transparent" loext:char-shading-value="0" style:font-size-asian="11pt" style:font-weight-asian="bold" style:font-size-complex="11pt" style:font-weight-complex="bold"/>
    </style:style>
    <style:style style:name="T69" style:family="text">
      <style:text-properties style:font-name="Courier New" fo:background-color="transparent" loext:char-shading-value="0"/>
    </style:style>
    <style:style style:name="T70" style:family="text">
      <style:text-properties style:font-name="Courier New" officeooo:rsid="00256770" fo:background-color="transparent" loext:char-shading-value="0"/>
    </style:style>
    <style:style style:name="T71" style:family="text">
      <style:text-properties style:font-name="Courier New" fo:font-weight="normal"/>
    </style:style>
    <style:style style:name="T72" style:family="text">
      <style:text-properties style:font-name="Courier New" fo:font-weight="normal" fo:background-color="transparent" loext:char-shading-value="0"/>
    </style:style>
    <style:style style:name="T73" style:family="text">
      <style:text-properties style:font-name="Courier New" fo:font-weight="normal" officeooo:rsid="00206539"/>
    </style:style>
    <style:style style:name="T74" style:family="text">
      <style:text-properties style:font-name="Courier New" fo:font-weight="normal" officeooo:rsid="0021ca55"/>
    </style:style>
    <style:style style:name="T75" style:family="text">
      <style:text-properties style:font-name="Courier New" fo:font-weight="bold" fo:background-color="transparent" loext:char-shading-value="0"/>
    </style:style>
    <style:style style:name="T76" style:family="text">
      <style:text-properties style:font-name="Courier New" fo:font-weight="bold" fo:background-color="transparent" loext:char-shading-value="0" style:font-size-asian="11pt" style:font-weight-asian="bold" style:font-size-complex="11pt" style:font-weight-complex="bold"/>
    </style:style>
    <style:style style:name="T77" style:family="text">
      <style:text-properties style:font-name="Courier New" fo:font-weight="bold" fo:background-color="#ff0000" loext:char-shading-value="0" style:font-size-asian="11pt" style:font-weight-asian="bold" style:font-size-complex="11pt" style:font-weight-complex="bold"/>
    </style:style>
    <style:style style:name="T78"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 fo:font-size="11pt" fo:font-style="normal" style:text-underline-style="none" fo:font-weight="bold" officeooo:rsid="00256770"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 fo:font-size="11pt" fo:font-style="normal" style:text-underline-style="none" fo:font-weight="bold" officeooo:rsid="00256770" style:text-blinking="false" fo:background-color="#ffff00" loext:char-shading-value="0"/>
    </style:style>
    <style:style style:name="T81" style:family="text">
      <style:text-properties fo:font-variant="normal" fo:text-transform="none" fo:color="#000000" loext:opacity="100%" style:text-line-through-style="none" style:text-line-through-type="none" style:font-name="Arial" fo:font-size="11pt" fo:font-style="normal" style:text-underline-style="none" fo:font-weight="bold" officeooo:rsid="00206539" style:text-blinking="false" fo:background-color="#ffff00" loext:char-shading-value="0"/>
    </style:style>
    <style:style style:name="T82" style:family="text">
      <style:text-properties fo:font-variant="normal" fo:text-transform="none" fo:color="#000000" loext:opacity="100%" style:text-line-through-style="none" style:text-line-through-type="none" style:font-name="Arial" fo:font-size="11pt" fo:font-style="normal" style:text-underline-style="none" fo:font-weight="bold" officeooo:rsid="00256770" style:text-blinking="false" fo:background-color="#ffff00" loext:char-shading-value="0" style:font-size-asian="11pt" style:font-weight-asian="bold" style:font-size-complex="11pt" style:font-weight-complex="bold"/>
    </style:style>
    <style:style style:name="T83" style:family="text">
      <style:text-properties fo:font-variant="normal" fo:text-transform="none" fo:color="#000000" loext:opacity="100%" style:text-line-through-style="none" style:text-line-through-type="none" style:font-name="Arial" fo:font-size="11pt" fo:font-style="normal" style:text-underline-style="none" fo:font-weight="bold" officeooo:rsid="00206539" style:text-blinking="false" fo:background-color="#ffff00" loext:char-shading-value="0" style:font-size-asian="11pt" style:font-weight-asian="bold" style:font-size-complex="11pt" style:font-weight-complex="bold"/>
    </style:style>
    <style:style style:name="T84"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ffff00" loext:char-shading-value="0"/>
    </style:style>
    <style:style style:name="T85" style:family="text">
      <style:text-properties fo:font-variant="normal" fo:text-transform="none" fo:color="#000000" loext:opacity="100%" style:text-line-through-style="none" style:text-line-through-type="none" style:font-name="Arial" fo:font-size="11pt" fo:font-style="normal" style:text-underline-style="none" fo:font-weight="bold" officeooo:rsid="0028bfcb" style:text-blinking="false" fo:background-color="#ffff00" loext:char-shading-value="0" style:font-weight-asian="bold" style:font-weight-complex="bold"/>
    </style:style>
    <style:style style:name="T86"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8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58e15" style:text-blinking="false" fo:background-color="transparent" loext:char-shading-value="0" style:font-size-asian="11pt" style:font-weight-asian="bold" style:font-size-complex="11pt" style:font-weight-complex="bold"/>
    </style:style>
    <style:style style:name="T8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06539" style:text-blinking="false" fo:background-color="transparent" loext:char-shading-value="0" style:font-size-asian="11pt" style:font-weight-asian="bold" style:font-size-complex="11pt" style:font-weight-complex="bold"/>
    </style:style>
    <style:style style:name="T8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738be" style:text-blinking="false" fo:background-color="transparent" loext:char-shading-value="0" style:font-size-asian="11pt" style:font-weight-asian="bold" style:font-size-complex="11pt" style:font-weight-complex="bold"/>
    </style:style>
    <style:style style:name="T9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bfcb" style:text-blinking="false" fo:background-color="transparent" loext:char-shading-value="0" style:font-size-asian="11pt" style:font-weight-asian="bold" style:font-size-complex="11pt" style:font-weight-complex="bold"/>
    </style:style>
    <style:style style:name="T9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a468f" style:text-blinking="false" fo:background-color="transparent" loext:char-shading-value="0" style:font-size-asian="11pt" style:font-weight-asian="bold" style:font-size-complex="11pt" style:font-weight-complex="bold"/>
    </style:style>
    <style:style style:name="T9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bfcb" style:text-blinking="false" fo:background-color="#ffff00" loext:char-shading-value="0"/>
    </style:style>
    <style:style style:name="T93" style:family="text">
      <style:text-properties fo:font-variant="normal" fo:text-transform="none" fo:color="#000000" loext:opacity="100%" style:text-line-through-style="none" style:text-line-through-type="none" style:font-name="Courier New" fo:font-size="11pt" fo:font-style="normal" style:text-underline-style="none" fo:font-weight="normal"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font-name="Courier New" fo:font-size="11pt" fo:font-style="normal" style:text-underline-style="none" fo:font-weight="normal" officeooo:rsid="00206539" style:text-blinking="false" fo:background-color="transparent" loext:char-shading-value="0" style:font-size-asian="11pt" style:font-weight-asian="bold" style:font-size-complex="11pt" style:font-weight-complex="bold"/>
    </style:style>
    <style:style style:name="T95" style:family="text">
      <style:text-properties fo:font-variant="normal" fo:text-transform="none" fo:color="#000000" loext:opacity="100%" style:text-line-through-style="none" style:text-line-through-type="none" style:font-name="Courier New" fo:font-size="11pt" fo:font-style="normal" style:text-underline-style="none" fo:font-weight="normal" officeooo:rsid="0021ca55" style:text-blinking="false" fo:background-color="transparent" loext:char-shading-value="0" style:font-size-asian="11pt" style:font-weight-asian="bold" style:font-size-complex="11pt" style:font-weight-complex="bold"/>
    </style:style>
    <style:style style:name="T96" style:family="text">
      <style:text-properties fo:font-variant="normal" fo:text-transform="none" fo:color="#000000" loext:opacity="100%" style:text-line-through-style="none" style:text-line-through-type="none" style:font-name="Courier New" fo:font-size="11pt" fo:font-style="normal" style:text-underline-style="none" fo:font-weight="normal" officeooo:rsid="002738be" style:text-blinking="false" fo:background-color="transparent" loext:char-shading-value="0" style:font-size-asian="11pt" style:font-weight-asian="bold" style:font-size-complex="11pt" style:font-weight-complex="bold"/>
    </style:style>
    <style:style style:name="T97" style:family="text">
      <style:text-properties fo:font-variant="normal" fo:text-transform="none" fo:color="#000000" loext:opacity="100%" style:text-line-through-style="none" style:text-line-through-type="none" fo:font-style="normal" style:text-underline-style="none" fo:font-weight="bold" style:text-blinking="false"/>
    </style:style>
    <style:style style:name="T98" style:family="text">
      <style:text-properties fo:font-variant="normal" fo:text-transform="none" fo:color="#000000" loext:opacity="100%" style:text-line-through-style="none" style:text-line-through-type="none" fo:font-style="normal" style:text-underline-style="none" fo:font-weight="bold" officeooo:rsid="001dceba" style:text-blinking="false"/>
    </style:style>
    <style:style style:name="T99" style:family="text">
      <style:text-properties fo:font-variant="normal" fo:text-transform="none" fo:color="#000000" loext:opacity="100%" style:text-line-through-style="none" style:text-line-through-type="none" fo:font-style="normal" style:text-underline-style="none" fo:font-weight="bold" style:text-blinking="false" style:font-weight-asian="normal" style:font-weight-complex="normal"/>
    </style:style>
    <style:style style:name="T100"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101" style:family="text">
      <style:text-properties fo:font-variant="normal" fo:text-transform="none" fo:color="#000000" loext:opacity="100%" style:text-line-through-style="none" style:text-line-through-type="none" fo:font-style="normal" style:text-underline-style="none" fo:font-weight="normal" officeooo:rsid="001dceba" style:text-blinking="false"/>
    </style:style>
    <style:style style:name="T102" style:family="text">
      <style:text-properties fo:font-variant="normal" fo:text-transform="none" fo:color="#000000" loext:opacity="100%" style:text-line-through-style="none" style:text-line-through-type="none" fo:font-style="normal" style:text-underline-style="none" fo:font-weight="normal" style:text-blinking="false" style:font-weight-asian="normal" style:font-weight-complex="normal"/>
    </style:style>
    <style:style style:name="T103"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size-asian="11pt" style:font-weight-asian="bold" style:font-size-complex="11pt" style:font-weight-complex="bold"/>
    </style:style>
    <style:style style:name="T104"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ffff00" loext:char-shading-value="0" style:font-size-asian="11pt" style:font-weight-asian="bold" style:font-size-complex="11pt" style:font-weight-complex="bold"/>
    </style:style>
    <style:style style:name="T105" style:family="text">
      <style:text-properties fo:font-variant="normal" fo:text-transform="none" fo:color="#000000" loext:opacity="100%" style:text-line-through-style="none" style:text-line-through-type="none" style:font-name="Liberation Serif" fo:font-size="11pt" fo:font-style="normal" style:text-underline-style="none" fo:font-weight="bold" officeooo:rsid="00206539" style:text-blinking="false" fo:background-color="#ffff00" loext:char-shading-value="0" style:font-size-asian="11pt" style:font-weight-asian="bold" style:font-size-complex="11pt" style:font-weight-complex="bold"/>
    </style:style>
    <style:style style:name="T106"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font-size-asian="11pt" style:font-weight-asian="bold" style:font-size-complex="11pt" style:font-weight-complex="bold"/>
    </style:style>
    <style:style style:name="T107"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256770" style:text-blinking="false" fo:background-color="transparent" loext:char-shading-value="0" style:font-size-asian="11pt" style:font-weight-asian="bold" style:font-size-complex="11pt" style:font-weight-complex="bold"/>
    </style:style>
    <style:style style:name="T108" style:family="text">
      <style:text-properties officeooo:rsid="0000a630"/>
    </style:style>
    <style:style style:name="T109" style:family="text">
      <style:text-properties officeooo:rsid="00067cd3"/>
    </style:style>
    <style:style style:name="T110" style:family="text">
      <style:text-properties fo:font-style="italic"/>
    </style:style>
    <style:style style:name="T111" style:family="text">
      <style:text-properties fo:font-style="italic" fo:background-color="transparent" loext:char-shading-value="0"/>
    </style:style>
    <style:style style:name="T112" style:family="text">
      <style:text-properties fo:font-style="italic" fo:background-color="transparent" loext:char-shading-value="0"/>
    </style:style>
    <style:style style:name="T113" style:family="text">
      <style:text-properties fo:background-color="#ffff00" loext:char-shading-value="0"/>
    </style:style>
    <style:style style:name="T114" style:family="text">
      <style:text-properties fo:background-color="#ffff00" loext:char-shading-value="0"/>
    </style:style>
    <style:style style:name="T115" style:family="text">
      <style:text-properties officeooo:rsid="001dceba" fo:background-color="#ffff00" loext:char-shading-value="0" style:font-weight-asian="bold" style:font-weight-complex="bold"/>
    </style:style>
    <style:style style:name="T116" style:family="text">
      <style:text-properties officeooo:rsid="00058e15" fo:background-color="#ffff00" loext:char-shading-value="0" style:font-weight-asian="bold" style:font-weight-complex="bold"/>
    </style:style>
    <style:style style:name="T117" style:family="text">
      <style:text-properties officeooo:rsid="0021ca55" fo:background-color="#ffff00" loext:char-shading-value="0" style:font-weight-asian="bold" style:font-weight-complex="bold"/>
    </style:style>
    <style:style style:name="T118" style:family="text">
      <style:text-properties officeooo:rsid="00206539" fo:background-color="#ffff00" loext:char-shading-value="0" style:font-weight-asian="bold" style:font-weight-complex="bold"/>
    </style:style>
    <style:style style:name="T119" style:family="text">
      <style:text-properties officeooo:rsid="00206539" fo:background-color="#ffff00" loext:char-shading-value="0"/>
    </style:style>
    <style:style style:name="T120" style:family="text">
      <style:text-properties officeooo:rsid="00099e04"/>
    </style:style>
    <style:style style:name="T121" style:family="text">
      <style:text-properties officeooo:rsid="0016f383"/>
    </style:style>
    <style:style style:name="T122" style:family="text">
      <style:text-properties style:font-weight-asian="bold" style:font-weight-complex="bold"/>
    </style:style>
    <style:style style:name="T123" style:family="text">
      <style:text-properties officeooo:rsid="001dceba" style:font-weight-asian="bold" style:font-weight-complex="bold"/>
    </style:style>
    <style:style style:name="T124" style:family="text">
      <style:text-properties officeooo:rsid="00058e15" style:font-weight-asian="bold" style:font-weight-complex="bold"/>
    </style:style>
    <style:style style:name="T125" style:family="text">
      <style:text-properties style:font-name="Liberation Serif" fo:font-weight="bold" officeooo:rsid="00256770" fo:background-color="transparent" loext:char-shading-value="0" style:font-size-asian="11pt" style:font-weight-asian="bold" style:font-size-complex="11pt" style:font-weight-complex="bold"/>
    </style:style>
    <style:style style:name="T126" style:family="text">
      <style:text-properties style:font-name="Liberation Serif" fo:font-weight="bold" officeooo:rsid="0016f383" fo:background-color="transparent" loext:char-shading-value="0" style:font-size-asian="11pt" style:font-weight-asian="bold" style:font-size-complex="11pt" style:font-weight-complex="bold"/>
    </style:style>
    <style:style style:name="T127" style:family="text">
      <style:text-properties style:font-name="Liberation Serif" fo:font-weight="bold" officeooo:rsid="0016f383" style:font-size-asian="11pt" style:font-weight-asian="bold" style:font-size-complex="11pt" style:font-weight-complex="bold"/>
    </style:style>
    <style:style style:name="T128" style:family="text">
      <style:text-properties style:font-name="Liberation Serif" officeooo:rsid="00256770" fo:background-color="transparent" loext:char-shading-value="0" style:font-size-asian="11pt" style:font-weight-asian="bold" style:font-size-complex="11pt" style:font-weight-complex="bold"/>
    </style:style>
    <style:style style:name="T129" style:family="text">
      <style:text-properties style:font-name="Liberation Serif" officeooo:rsid="00256770" fo:background-color="transparent" loext:char-shading-value="0" style:font-size-asian="11pt" style:font-weight-asian="bold" style:font-size-complex="11pt" style:font-weight-complex="bold"/>
    </style:style>
    <style:style style:name="T130" style:family="text">
      <style:text-properties style:font-name="Liberation Serif" fo:font-weight="normal" officeooo:rsid="00256770" fo:background-color="transparent" loext:char-shading-value="0" style:font-size-asian="11pt" style:font-weight-asian="bold" style:font-size-complex="11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0"><text:span text:style-name="T123">c</text:span><text:span text:style-name="T122">oncat: <text:s/></text:span><text:span text:style-name="T50">palabra reservada</text:span></text:p>
        </text:list-item>
        <text:list-item>
          <text:p text:style-name="P22">converNRtoS: <text:span text:style-name="T44">palabra reservada</text:span></text:p>
        </text:list-item>
        <text:list-item>
          <text:p text:style-name="P22">converNEtoS: <text:span text:style-name="T44">palabra reservada</text:span></text:p>
        </text:list-item>
        <text:list-item>
          <text:p text:style-name="P22">converNEtoNR: <text:span text:style-name="T44">palabra reservada</text:span></text:p>
        </text:list-item>
        <text:list-item>
          <text:p text:style-name="P22">converNRtoNE: <text:span text:style-name="T44">palabra reservada</text:span></text:p>
        </text:list-item>
        <text:list-item>
          <text:p text:style-name="P40"><text:span text:style-name="T98">P</text:span><text:span text:style-name="T97">aréntesis </text:span><text:span text:style-name="T100">( <text:s/>)</text:span><text:span text:style-name="T101">: </text:span><text:span text:style-name="T100">palabra reservada</text:span></text:p>
        </text:list-item>
        <text:list-item>
          <text:p text:style-name="P28"><text:span text:style-name="T40">[ ]</text:span><text:span text:style-name="T13">(operador </text:span><text:span text:style-name="T35">para separar variables </text:span><text:span text:style-name="T40">array</text:span><text:span text:style-name="T13">)</text:span>: palabra reservada.</text:p>
        </text:list-item>
        <text:list-item>
          <text:p text:style-name="P28"><text:span text:style-name="T13">if</text:span>: palabra reservada.</text:p>
        </text:list-item>
        <text:list-item>
          <text:p text:style-name="P28"><text:span text:style-name="T41">e</text:span><text:span text:style-name="T34">lse</text:span><text:span text:style-name="T41">:</text:span><text:span text:style-name="T108"> palabra reservada</text:span></text:p>
        </text:list-item>
        <text:list-item>
          <text:p text:style-name="P22">empty: <text:span text:style-name="T44">palabra reservada</text:span></text:p>
        </text:list-item>
        <text:list-item>
          <text:p text:style-name="P22">head: <text:span text:style-name="T44">palabra reservada</text:span></text:p>
        </text:list-item>
        <text:list-item>
          <text:p text:style-name="P24">tail: <text:span text:style-name="T44">palabra reservada</text:span></text:p>
        </text:list-item>
        <text:list-item>
          <text:p text:style-name="P28"><text:span text:style-name="T39">= </text:span><text:span text:style-name="T13">(operador de módulo o resto de </text:span><text:span text:style-name="T39">igual</text:span><text:span text:style-name="T13">)</text:span>: palabra reservada.</text:p>
        </text:list-item>
        <text:list-item>
          <text:p text:style-name="P28"><text:span text:style-name="T13">Literales </text:span><text:span text:style-name="T38">numericos </text:span><text:span text:style-name="T40">enteros</text:span>: Cualquier número <text:s/><text:span text:style-name="T121">entero</text:span>.</text:p>
        </text:list-item>
        <text:list-item>
          <text:p text:style-name="P29"><text:span text:style-name="T13">Literales </text:span><text:span text:style-name="T38">numericos </text:span><text:span text:style-name="T40">reales</text:span>: Cualquier número <text:span text:style-name="T121">real</text:span>.</text:p>
        </text:list-item>
        <text:list-item>
          <text:p text:style-name="P28"><text:span text:style-name="T13">- (operador de </text:span><text:span text:style-name="T34">resta</text:span><text:span text:style-name="T13">)</text:span>: palabra reservada.</text:p>
        </text:list-item>
        <text:list-item>
          <text:p text:style-name="P28"><text:span text:style-name="T13">+ (operador de suma)</text:span>: palabra reservada.</text:p>
        </text:list-item>
        <text:list-item>
          <text:p text:style-name="P28"><text:span text:style-name="T13">* (operador de multiplicación)</text:span>: palabra reservada.</text:p>
        </text:list-item>
        <text:list-item>
          <text:p text:style-name="P28"><text:span text:style-name="T13">/ (operador de división)</text:span>: palabra reservada.</text:p>
        </text:list-item>
        <text:list-item>
          <text:p text:style-name="P30"><text:span text:style-name="T19">% (operador de módulo o resto de división)</text:span><text:span text:style-name="T4">: palabra reservada.</text:span></text:p>
        </text:list-item>
        <text:list-item>
          <text:p text:style-name="P28"><text:span text:style-name="T36">and</text:span><text:span text:style-name="T13">(operador de </text:span><text:span text:style-name="T36">y</text:span><text:span text:style-name="T13">)</text:span>: palabra reservada.</text:p>
        </text:list-item>
        <text:list-item>
          <text:p text:style-name="P28"><text:span text:style-name="T36">or </text:span><text:span text:style-name="T13">(operador de </text:span><text:span text:style-name="T36">o</text:span><text:span text:style-name="T13">)</text:span><text:span text:style-name="T4">: palabra reservada.</text:span></text:p>
        </text:list-item>
        <text:list-item>
          <text:p text:style-name="P28"><text:span text:style-name="T37">not</text:span><text:span text:style-name="T13"> </text:span><text:span text:style-name="T34">(</text:span><text:span text:style-name="T13">operador de negación)</text:span><text:span text:style-name="T4">: palabra reservada.</text:span></text:p>
        </text:list-item>
        <text:list-item>
          <text:p text:style-name="P25"><text:span text:style-name="T7">x</text:span><text:span text:style-name="T4">or: </text:span><text:span text:style-name="T47">palabra reservada</text:span></text:p>
        </text:list-item>
        <text:list-item>
          <text:p text:style-name="P31"><text:span text:style-name="T19">val</text:span><text:span text:style-name="T4">: palabra reservada.</text:span></text:p>
        </text:list-item>
        <text:list-item>
          <text:p text:style-name="P31"><text:span text:style-name="T14">let</text:span><text:span text:style-name="T1">: palabra reservada.</text:span></text:p>
        </text:list-item>
        <text:list-item>
          <text:p text:style-name="P25"><text:span text:style-name="T1">in</text:span><text:span text:style-name="T45">: palabra reservada.</text:span></text:p>
        </text:list-item>
        <text:list-item>
          <text:p text:style-name="P27"><text:span text:style-name="T5">fun</text:span><text:span text:style-name="T48">: palabra reservada.</text:span></text:p>
        </text:list-item>
        <text:list-item>
          <text:p text:style-name="P25"><text:span text:style-name="T1">print: </text:span><text:span text:style-name="T46">palabra reservada.</text:span></text:p>
        </text:list-item>
        <text:list-item>
          <text:p text:style-name="P41"><text:span text:style-name="T99">pair</text:span><text:span text:style-name="T102">: palabra reservada.</text:span></text:p>
        </text:list-item>
        <text:list-item>
          <text:p text:style-name="P32"><text:span text:style-name="T14">fst</text:span><text:span text:style-name="T1">: palabra reservada.</text:span></text:p>
        </text:list-item>
        <text:list-item>
          <text:p text:style-name="P32"><text:span text:style-name="T14">snd</text:span><text:span text:style-name="T1">: palabra reservada.</text:span></text:p>
        </text:list-item>
        <text:list-item>
          <text:p text:style-name="P26"><text:span text:style-name="T1">true</text:span><text:span text:style-name="T45">: palabra reservada.</text:span></text:p>
        </text:list-item>
        <text:list-item>
          <text:p text:style-name="P26"><text:span text:style-name="T1">false</text:span><text:span text:style-name="T45">: palabra reservada.</text:span></text:p>
        </text:list-item>
        <text:list-item>
          <text:p text:style-name="P33"><text:span text:style-name="T15">&gt; :</text:span><text:span text:style-name="T1"> palabra reservada.</text:span></text:p>
        </text:list-item>
        <text:list-item>
          <text:p text:style-name="P33"><text:span text:style-name="T15">&gt;</text:span><text:span text:style-name="T16">= </text:span><text:span text:style-name="T15">:</text:span><text:span text:style-name="T1"> palabra reservada.</text:span></text:p>
        </text:list-item>
        <text:list-item>
          <text:p text:style-name="P33"><text:span text:style-name="T16">&lt; : </text:span><text:span text:style-name="T2">palabra reservada.</text:span></text:p>
        </text:list-item>
        <text:list-item>
          <text:p text:style-name="P33"><text:span text:style-name="T16">&lt;= : </text:span><text:span text:style-name="T2">palabra reservada.</text:span></text:p>
        </text:list-item>
        <text:list-item>
          <text:p text:style-name="P31"><text:span text:style-name="T16">!= : </text:span><text:span text:style-name="T2">palabra reservada.</text:span></text:p>
        </text:list-item>
        <text:list-item>
          <text:p text:style-name="P31"><text:span text:style-name="T17">=</text:span><text:span text:style-name="T16">= : </text:span><text:span text:style-name="T2">palabra reservada.</text:span></text:p>
        </text:list-item>
        <text:list-item>
          <text:p text:style-name="P41"><text:span text:style-name="T24">Identificadores: </text:span><text:span text:style-name="T49">Comienzan con una letra y solo pueden contener cualquier combinación de letras o números.</text:span></text:p>
        </text:list-item>
        <text:list-item>
          <text:p text:style-name="P31"><text:soft-page-break/><text:span text:style-name="T18">String</text:span><text:span text:style-name="T6">: cualquier cadena de caracteres entre “ ”. <text:s/></text:span></text:p>
        </text:list-item>
      </text:list>
      <text:p text:style-name="P34"><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h text:style-name="P1" text:outline-level="2"><text:bookmark text:name="docs-internal-guid-427683ca-7fff-e514-ed7b-c58bdfb8b9c3"/>Sintaxis</text:h>
      <text:p text:style-name="P7"><text:span text:style-name="T109">A</text:span> continuación se muestra la lista de las expresiones con su significado, representación en memoria y su sintaxis:</text:p>
      <text:list text:style-name="L2">
        <text:list-header>
          <text:p text:style-name="P35"><text:span text:style-name="T86"><text:s/></text:span></text:p>
        </text:list-header>
        <text:list-item>
          <text:p text:style-name="P21"><text:span text:style-name="T115">c</text:span><text:span text:style-name="T116">oncat</text:span><text:span text:style-name="T117">:</text:span><text:span text:style-name="T124"> </text:span><text:span text:style-name="T55">palabra reservada. <text:s/></text:span><text:span text:style-name="T57">Define una expresión binaria para concatenar 2 cadenas de caracteres. </text:span><text:span text:style-name="T55">Se representa mediante un árbol con </text:span><text:span text:style-name="T56">2</text:span><text:span text:style-name="T55"> sub árboles como hijos</text:span></text:p>
        </text:list-item>
        <text:list-item>
          <text:p text:style-name="P37"><text:span text:style-name="T104">converNRtoS:</text:span><text:span text:style-name="T103"> </text:span><text:span text:style-name="T106">palabra reservada</text:span><text:span text:style-name="T87">. </text:span><text:span text:style-name="T88">Define una expresion unitaria que convierte el tipo numero real a string. Se representa con un árbol con un único sub árbol como hijo. Su sintaxis es </text:span><text:span text:style-name="T94">(</text:span><text:span text:style-name="T105">converNRtoS</text:span><text:span text:style-name="T94">(e))</text:span><text:span text:style-name="T88">.  Por ejemplo </text:span><text:span text:style-name="T94">(</text:span><text:span text:style-name="T105">converNRtoS</text:span><text:span text:style-name="T94">(</text:span><text:span text:style-name="T95">10,2</text:span><text:span text:style-name="T94">))</text:span><text:span text:style-name="T88">.</text:span></text:p>
        </text:list-item>
        <text:list-item>
          <text:p text:style-name="P23"><text:span text:style-name="T113">converNEtoS:</text:span> <text:span text:style-name="T44">palabra reservada</text:span><text:span text:style-name="T58">. </text:span><text:span text:style-name="T60">Define una expresion unitaria que convierte el tipo numero </text:span><text:span text:style-name="T61">entero</text:span><text:span text:style-name="T60"> a string. Se representa con un árbol con un único sub árbol como hijo. Su sintaxis es </text:span><text:span text:style-name="T73">(</text:span><text:span text:style-name="T119">converNEtoS</text:span><text:span text:style-name="T73">(e))</text:span><text:span text:style-name="T60">.  Por ejemplo </text:span><text:span text:style-name="T73">(</text:span><text:span text:style-name="T119">converNEtoS</text:span><text:span text:style-name="T73">(</text:span><text:span text:style-name="T74">10</text:span><text:span text:style-name="T73">))</text:span><text:span text:style-name="T60">.</text:span></text:p>
        </text:list-item>
        <text:list-item>
          <text:p text:style-name="P23"><text:span text:style-name="T113">converNEtoNR:</text:span> <text:span text:style-name="T44">palabra reservada</text:span><text:span text:style-name="T58">. </text:span><text:span text:style-name="T60">Define una expresion unitaria que convierte el tipo numero </text:span><text:span text:style-name="T61">entero</text:span><text:span text:style-name="T60"> a </text:span><text:span text:style-name="T61">real</text:span><text:span text:style-name="T60">. Se representa con un árbol con un único sub árbol como hijo. Su sintaxis es </text:span><text:span text:style-name="T73">(</text:span><text:span text:style-name="T119">converNEtoNR</text:span><text:span text:style-name="T73">(e))</text:span><text:span text:style-name="T60">.  Por ejemplo </text:span><text:span text:style-name="T73">(</text:span><text:span text:style-name="T119">converNEtoNR</text:span><text:span text:style-name="T73">(</text:span><text:span text:style-name="T74">10</text:span><text:span text:style-name="T73">))</text:span><text:span text:style-name="T60">.</text:span></text:p>
        </text:list-item>
        <text:list-item>
          <text:p text:style-name="P23"><text:span text:style-name="T62">converNRtoNE</text:span><text:span text:style-name="T54">:</text:span><text:span text:style-name="T58"> palabra reservada. </text:span><text:span text:style-name="T60">Define una expresion unitaria que convierte el tipo numero </text:span><text:span text:style-name="T61">real</text:span><text:span text:style-name="T60"> a </text:span><text:span text:style-name="T61">entero</text:span><text:span text:style-name="T60">. Se representa con un árbol con un único sub árbol como hijo. Su sintaxis es </text:span><text:span text:style-name="T73">(</text:span><text:span text:style-name="T62">converNRtoNE</text:span><text:span text:style-name="T73">(e))</text:span><text:span text:style-name="T60">.  Por ejemplo </text:span><text:span text:style-name="T73">(</text:span><text:span text:style-name="T119">converNEtoNR</text:span><text:span text:style-name="T73">(</text:span><text:span text:style-name="T74">10,2</text:span><text:span text:style-name="T73">))</text:span><text:span text:style-name="T60">.</text:span></text:p>
        </text:list-item>
        <text:list-item>
          <text:p text:style-name="P3"><text:span text:style-name="T31">if</text:span><text:span text:style-name="T19">:</text:span><text:span text:style-name="T4"> Define una expresión condicional. Se representa mediante un árbol con </text:span><text:span text:style-name="T12">3</text:span><text:span text:style-name="T4"> sub árboles como hijos. Su sintaxis es </text:span><text:span text:style-name="T69">(</text:span><text:span text:style-name="T65">if</text:span><text:span text:style-name="T69">(e1 </text:span><text:span text:style-name="T70">condicional </text:span><text:span text:style-name="T69">e2)(e3))</text:span><text:span text:style-name="T4">. Las dos primeras expresiones son las que se compararán, la tercera es la expresión en caso verdadero . </text:span></text:p>
        </text:list-item>
        <text:list-item>
          <text:p text:style-name="P10"><text:span text:style-name="T25">else</text:span>: <text:s/>Define una expresión condicional. </text:p>
        </text:list-item>
        <text:list-item>
          <text:p text:style-name="P15"><text:span text:style-name="T29">e</text:span><text:span text:style-name="T26">mty</text:span><text:span text:style-name="T20">: </text:span><text:span text:style-name="T129">palabra reservada</text:span><text:span text:style-name="T8">. </text:span><text:span text:style-name="T9">Define una expresión unitaria que </text:span><text:span text:style-name="T10">define un array vació</text:span><text:span text:style-name="T9">. Se representa con un árbol con un único sub árbol como hijo. Su sintaxis es </text:span><text:span text:style-name="T21">e</text:span><text:span text:style-name="T22">mty</text:span><text:span text:style-name="T9">.</text:span></text:p>
        </text:list-item>
        <text:list-item>
          <text:p text:style-name="P15"><text:span text:style-name="T29">h</text:span><text:span text:style-name="T26">ead</text:span><text:span text:style-name="T20">: </text:span><text:span text:style-name="T129">palabra reservada</text:span><text:span text:style-name="T8">. </text:span><text:span text:style-name="T9">Define una expresión unitaria </text:span><text:span text:style-name="T10">que</text:span><text:span text:style-name="T9"> </text:span><text:span text:style-name="T10">retorna el primer elemento de un array</text:span><text:span text:style-name="T9">. Se representa con un árbol con un único sub árbol como hijo. Su sintaxis es </text:span><text:span text:style-name="T66">(</text:span><text:span text:style-name="T32">h</text:span><text:span text:style-name="T33">ead</text:span><text:span text:style-name="T66">(</text:span><text:span text:style-name="T67">array</text:span><text:span text:style-name="T66">))</text:span><text:span text:style-name="T9">.  Por ejemplo </text:span><text:span text:style-name="T66">(</text:span><text:span text:style-name="T32">h</text:span><text:span text:style-name="T33">ead</text:span><text:span text:style-name="T66">(</text:span><text:span text:style-name="T67">array</text:span><text:span text:style-name="T66">))</text:span><text:span text:style-name="T9">.</text:span></text:p>
        </text:list-item>
        <text:list-item>
          <text:p text:style-name="P38"><text:span text:style-name="T80">t</text:span><text:span text:style-name="T81">ail</text:span><text:span text:style-name="T79">: </text:span><text:span text:style-name="T107">palabra reservada</text:span><text:span text:style-name="T87">. </text:span><text:span text:style-name="T88">Define una expresión unitaria </text:span><text:span text:style-name="T89">que</text:span><text:span text:style-name="T88"> </text:span><text:span text:style-name="T89">retorna el ultimo elemento de un array</text:span><text:span text:style-name="T88">. Se representa con un árbol con un único sub árbol como hijo. Su sintaxis es </text:span><text:span text:style-name="T94">(</text:span><text:span text:style-name="T82">t</text:span><text:span text:style-name="T83">ail</text:span><text:span text:style-name="T94">(</text:span><text:span text:style-name="T96">array</text:span><text:span text:style-name="T94">))</text:span><text:span text:style-name="T88">.  Por ejemplo </text:span><text:span text:style-name="T94">(</text:span><text:span text:style-name="T82">t</text:span><text:span text:style-name="T83">ail</text:span><text:span text:style-name="T94">(</text:span><text:span text:style-name="T96">array</text:span><text:span text:style-name="T94">))</text:span><text:span text:style-name="T88">.</text:span></text:p>
        </text:list-item>
        <text:list-item>
          <text:p text:style-name="P17"><text:span text:style-name="T114">int</text:span><text:span text:style-name="T45">: Define un literal entero. </text:span></text:p>
        </text:list-item>
        <text:list-item>
          <text:p text:style-name="P17"><text:span text:style-name="T118">real</text:span><text:span text:style-name="T45">: Define un literal entero.</text:span></text:p>
        </text:list-item>
        <text:list-item>
          <text:p text:style-name="P4"><text:soft-page-break/><text:span text:style-name="T14">add</text:span><text:span text:style-name="T1">: Define una expresión binaria para sumar dos expresiones. Se representa con un árbol con dos sub árboles como hijos. Su sintaxis es </text:span><text:span text:style-name="T64">(+(e1)(e2))</text:span><text:span text:style-name="T1">.  Por ejemplo </text:span><text:span text:style-name="T64">(+(5)(2))</text:span><text:span text:style-name="T1">.</text:span></text:p>
        </text:list-item>
        <text:list-item>
          <text:p text:style-name="P19">subract <text:span text:style-name="T44">Define una expresión binaria para restar dos expresiones. Se representa con un árbol con dos sub árboles como hijos. Su sintaxis es </text:span><text:span text:style-name="T71">(-(e1)(e2))</text:span><text:span text:style-name="T44">.  Por ejemplo </text:span><text:span text:style-name="T71">(-(5)(2))</text:span><text:span text:style-name="T44">.</text:span></text:p>
        </text:list-item>
        <text:list-item>
          <text:p text:style-name="P4"><text:span text:style-name="T14">mul</text:span><text:span text:style-name="T1">: Define una expresión binaria para multiplicar dos expresiones. Se representa con un árbol con dos sub árboles como hijos. Su sintaxis es </text:span><text:span text:style-name="T64">(*(e1)(e2))</text:span><text:span text:style-name="T1">. Por ejemplo </text:span><text:span text:style-name="T64">(*(5)(2))</text:span><text:span text:style-name="T1">.</text:span></text:p>
        </text:list-item>
        <text:list-item>
          <text:p text:style-name="P4"><text:span text:style-name="T14">div</text:span><text:span text:style-name="T1">: Define una expresión binaria para dividir dos expresiones. Se representa con un árbol con dos sub árboles como hijos. Su sintaxis es </text:span><text:span text:style-name="T64">(/(e1)(e2))</text:span><text:span text:style-name="T1">. Por ejemplo </text:span><text:span text:style-name="T64">(/(5)(2))</text:span><text:span text:style-name="T1">.</text:span></text:p>
        </text:list-item>
        <text:list-item>
          <text:p text:style-name="P4"><text:span text:style-name="T14">mod</text:span><text:span text:style-name="T1">: Define una expresión binaria para calcular el módulo de dos expresiones. Se representa con un árbol con dos sub árboles como hijos. Su sintaxis es </text:span><text:span text:style-name="T64">(%(e1)(e2))</text:span><text:span text:style-name="T1">. Por ejemplo </text:span><text:span text:style-name="T64">(%(5)(2))</text:span><text:span text:style-name="T1">.</text:span></text:p>
        </text:list-item>
        <text:list-item>
          <text:p text:style-name="P4"><text:span text:style-name="T27">and</text:span><text:span text:style-name="T26">(operador de </text:span><text:span text:style-name="T27">y</text:span><text:span text:style-name="T26">)</text:span><text:span text:style-name="T114">:</text:span><text:span text:style-name="T4"> palabra reservada. Se representa mediante un árbol con </text:span><text:span text:style-name="T3">2</text:span><text:span text:style-name="T4"> sub árboles como hijos</text:span></text:p>
        </text:list-item>
        <text:list-item>
          <text:p text:style-name="P12"><text:span text:style-name="T36">or </text:span><text:span text:style-name="T13">(operador de </text:span><text:span text:style-name="T36">o</text:span><text:span text:style-name="T13">)</text:span>:<text:span text:style-name="T1"> palabra reservada. <text:s/>Se representa mediante un árbol con </text:span><text:span text:style-name="T2">2</text:span><text:span text:style-name="T1"> sub árboles como hijos</text:span></text:p>
        </text:list-item>
        <text:list-item>
          <text:p text:style-name="P4"><text:span text:style-name="T28">not</text:span><text:span text:style-name="T26">(operador de </text:span><text:span text:style-name="T27">y</text:span><text:span text:style-name="T26">)</text:span><text:span text:style-name="T114">:</text:span><text:span text:style-name="T4"> palabra reservada. Se representa mediante un árbol con </text:span><text:span text:style-name="T3">2</text:span><text:span text:style-name="T4"> sub árboles como hijos</text:span></text:p>
        </text:list-item>
        <text:list-item>
          <text:p text:style-name="P12"><text:span text:style-name="T42">x</text:span><text:span text:style-name="T36">or </text:span><text:span text:style-name="T13">(operador de </text:span><text:span text:style-name="T36">o</text:span><text:span text:style-name="T13">)</text:span>:<text:span text:style-name="T1"> palabra reservada. <text:s/>Se representa mediante un árbol con </text:span><text:span text:style-name="T2">2</text:span><text:span text:style-name="T1"> sub árboles como hijos</text:span></text:p>
        </text:list-item>
        <text:list-item>
          <text:p text:style-name="P9"><text:span text:style-name="T30"/></text:p>
        </text:list-item>
        <text:list-item>
          <text:p text:style-name="P5"><text:span text:style-name="T33">id</text:span><text:span text:style-name="T9">: Define un identificador. </text:span></text:p>
        </text:list-item>
        <text:list-item>
          <text:p text:style-name="P5"><text:span text:style-name="T26">val</text:span><text:span text:style-name="T4">: </text:span><text:span text:style-name="T129">palabra reservada .</text:span><text:span text:style-name="T4">Define una expresión binaria para crear un </text:span><text:span text:style-name="T112">binding</text:span><text:span text:style-name="T4"> de una variable. Se representa</text:span><text:span text:style-name="T1"> con un árbol con dos sub árboles como hijos. El primer hijo es la expresión con el identificador y el segundo es la expresión que se le asociará. Su sintaxis es </text:span><text:span text:style-name="T64">(val(e1)(e2))</text:span><text:span text:style-name="T1">. Por ejemplo </text:span><text:span text:style-name="T64">(val(x)(10))</text:span><text:span text:style-name="T1">.</text:span></text:p>
        </text:list-item>
        <text:list-item>
          <text:p text:style-name="P5"><text:span text:style-name="T26">let</text:span><text:span text:style-name="T1">: </text:span><text:span text:style-name="T129">palabra reservada.</text:span><text:span text:style-name="T1"> Define una expresión que permite hacer un </text:span><text:span text:style-name="T111">binding</text:span><text:span text:style-name="T1"> “local” de una variable para ser usada en un cuerpo dado. Se representa con un árbol con tres sub árboles como hijos. El primer hijo es la expresión con el identificador, el segundo hijo es la expresión que se le asigna a la variable y el tercero es el cuerpo en el cual se utilizará la variable. Su sintaxis es: </text:span><text:span text:style-name="T64">(let(e1)(e2)(e3))</text:span><text:span text:style-name="T1">. Por ejemplo: <text:line-break/></text:span><text:span text:style-name="T64">(let(x)(10)(pair(var(x))(20)))</text:span><text:span text:style-name="T1">.</text:span></text:p>
        </text:list-item>
        <text:list-item>
          <text:p text:style-name="P16"><text:span text:style-name="T77">i</text:span><text:span text:style-name="T43">n</text:span><text:span text:style-name="T1">: </text:span><text:span text:style-name="T129">palabra reservada</text:span><text:span text:style-name="T8">. </text:span><text:span text:style-name="T11">Define una <text:s/>unitaria </text:span><text:span text:style-name="T10">que</text:span><text:span text:style-name="T11"> </text:span><text:span text:style-name="T10">retorna el </text:span><text:span text:style-name="T9">true si el elemento pertenece al array</text:span><text:span text:style-name="T11">. Se representa con un árbol <text:s/>unitari</text:span><text:span text:style-name="T9">o</text:span><text:span text:style-name="T11"> </text:span><text:span text:style-name="T9">con un <text:s/></text:span><text:span text:style-name="T11">sub árbol como hijo. Su sintaxis es </text:span><text:span text:style-name="T68">(</text:span><text:span text:style-name="T76">i</text:span><text:span text:style-name="T22">n</text:span><text:span text:style-name="T68">(</text:span><text:span text:style-name="T67">array</text:span><text:span text:style-name="T68">))</text:span><text:span text:style-name="T11">.  Por ejemplo </text:span><text:span text:style-name="T68">(</text:span><text:span text:style-name="T76">i</text:span><text:span text:style-name="T22">n</text:span><text:span text:style-name="T68">(</text:span><text:span text:style-name="T66">e</text:span><text:span text:style-name="T68">))</text:span><text:span text:style-name="T11">.</text:span></text:p>
        </text:list-item>
        <text:list-item>
          <text:p text:style-name="P13"><text:span text:style-name="T13">fun</text:span>: <text:span text:style-name="T128">palabra reservada. </text:span>Define una expresión para crear un <text:span text:style-name="T110">binding</text:span> de una función. Una función en el sentido más puro, <text:span text:style-name="T23">recibe un único parámetro.</text:span> Si se requieren varios parámetros, se pueden usar pares ordenados para conformar listas de paŕametros para pasarlos juntos en uno solo. Se representa mediante un árbol con tres sub árboles como hijos. El primero de los hijos es el identificador de la función, el segundo el identificador del <text:soft-page-break/>parámetro formal y el tercero es el cuerpo de la función. Su sintaxis es <text:span text:style-name="T63">(fun(e1)(e2)(e3))</text:span>. Por ejemplo, la función para elevar un entero al cuadrado, podría definirse como sigue: <text:span text:style-name="T63">(fun(pow2)(x)(*(var(x))(var(x))))</text:span>.</text:p>
        </text:list-item>
        <text:list-item>
          <text:p text:style-name="P39"><text:span text:style-name="T85">print</text:span><text:span text:style-name="T92">: </text:span><text:span text:style-name="T107">palabra reservada.</text:span><text:span text:style-name="T92"> </text:span><text:span text:style-name="T88">Define una <text:s/>unitaria </text:span><text:span text:style-name="T91">para mostrar por pantalla un string</text:span><text:span text:style-name="T88">. Se representa con un árbol <text:s/>unitari</text:span><text:span text:style-name="T90">o</text:span><text:span text:style-name="T88"> </text:span><text:span text:style-name="T90">con un <text:s/></text:span><text:span text:style-name="T88">sub árbol como hijo</text:span></text:p>
        </text:list-item>
        <text:list-item>
          <text:p text:style-name="P39"><text:span text:style-name="T84">pair</text:span><text:span text:style-name="T86">: </text:span><text:span text:style-name="T107">palabra reservada.</text:span><text:span text:style-name="T86"> Define una expresión binaria para el manejo de pares ordenados. Su sintaxis es </text:span><text:span text:style-name="T93">(pair(e1)(e2))</text:span><text:span text:style-name="T86">. Con este tipo de expresión podrían definirse listas, usando como primer argumento una expresión y como segundo argumento otro par, el final de la lista podría ser denotado por la expresión </text:span><text:span text:style-name="T78">unit</text:span><text:span text:style-name="T93"> </text:span><text:span text:style-name="T86">en el segundo elemento del último par (nótese que la expresión </text:span><text:span text:style-name="T78">unit</text:span><text:span text:style-name="T93"> </text:span><text:span text:style-name="T86">podría representar la lista vacía); por ejemplo, si quisiéramos representar la lista de enteros [1, 2, 3] podríamos escribirla de la siguiente manera: </text:span><text:span text:style-name="T93">(pair(1)(pair(2)(pair(3)())))</text:span><text:span text:style-name="T86">. También, si quisiéramos representar la lista vacía, solo podríamos escribir </text:span><text:span text:style-name="T93">()</text:span><text:span text:style-name="T86">.</text:span></text:p>
        </text:list-item>
        <text:list-item>
          <text:p text:style-name="P18"><text:span text:style-name="T64">fst</text:span><text:span text:style-name="T72">: </text:span><text:span text:style-name="T130">palabra reservada.</text:span><text:span text:style-name="T1"> </text:span><text:span text:style-name="T45">Define una expresión unaria para extraer el primer valor de un par ordenado. . Su sintaxis es </text:span><text:span text:style-name="T72">(fst(e))</text:span><text:span text:style-name="T45">. Por ejemplo </text:span><text:span text:style-name="T72">(fst (pair(1)(2))</text:span><text:span text:style-name="T45">.</text:span></text:p>
        </text:list-item>
        <text:list-item>
          <text:p text:style-name="P6"><text:span text:style-name="T75">snd</text:span><text:span text:style-name="T64">: </text:span><text:span text:style-name="T129">palabra reservada.</text:span><text:span text:style-name="T1"> Define una expresión unaria para extraer el segundo valor de un par ordenado. <text:s/>Su sintaxis es </text:span><text:span text:style-name="T64">(snd(e))</text:span><text:span text:style-name="T1">.  Por ejemplo </text:span><text:span text:style-name="T64">(snd (pair(1)(2))</text:span><text:span text:style-name="T1">.</text:span></text:p>
        </text:list-item>
        <text:list-item>
          <text:p text:style-name="P14"><text:span text:style-name="T23">true</text:span>: <text:s/><text:span text:style-name="T128">palabra reservada.</text:span></text:p>
        </text:list-item>
        <text:list-item>
          <text:p text:style-name="P14"><text:span text:style-name="T23">false</text:span>: <text:span text:style-name="T128">palabra reservada.</text:span></text:p>
        </text:list-item>
        <text:list-item>
          <text:p text:style-name="P14"><text:span text:style-name="T23">&lt;</text:span>: <text:span text:style-name="T128">palabra reservada.</text:span></text:p>
        </text:list-item>
        <text:list-item>
          <text:p text:style-name="P14"><text:span text:style-name="T23">&gt;</text:span>: <text:span text:style-name="T128">palabra reservada.</text:span></text:p>
        </text:list-item>
        <text:list-item>
          <text:p text:style-name="P14"><text:span text:style-name="T23">&lt;=</text:span>: <text:span text:style-name="T128">palabra reservada.</text:span></text:p>
        </text:list-item>
        <text:list-item>
          <text:p text:style-name="P14"><text:span text:style-name="T23">&gt;=</text:span>: <text:span text:style-name="T128">palabra reservada.</text:span></text:p>
        </text:list-item>
        <text:list-item>
          <text:p text:style-name="P14"><text:span text:style-name="T23">!=</text:span>: <text:span text:style-name="T128">palabra reservada.</text:span></text:p>
        </text:list-item>
        <text:list-item>
          <text:p text:style-name="P14"><text:span text:style-name="T23">==:</text:span> <text:span text:style-name="T128">palabra reservada.</text:span></text:p>
        </text:list-item>
        <text:list-item>
          <text:p text:style-name="P14"><text:span text:style-name="T127">String</text:span><text:span text:style-name="T125">:</text:span><text:span text:style-name="T128"> palabra reservada.</text:span></text:p>
          <text:p text:style-name="P11"><text:span text:style-name="T59"/></text:p>
          <text:p text:style-name="P36"><text:span text:style-name="T8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2T21:42:40.700208146</meta:creation-date>
    <dc:date>2025-08-28T13:42:45.676810054</dc:date>
    <meta:editing-duration>PT12M29S</meta:editing-duration>
    <meta:editing-cycles>2</meta:editing-cycles>
    <meta:generator>LibreOffice/24.2.7.2$Linux_X86_64 LibreOffice_project/420$Build-2</meta:generator>
    <meta:document-statistic meta:table-count="0" meta:image-count="0" meta:object-count="0" meta:page-count="4" meta:paragraph-count="87" meta:word-count="1278" meta:character-count="7931" meta:non-whitespace-character-count="6788"/>
  </office:meta>
</office:document-meta>
</file>